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05_07-56-45_000.jpg</text:p>
          </table:table-cell>
          <table:table-cell table:style-name="ce19" office:value-type="string">
            <text:p>:PHOTO 記録 / @自室 / what=体温計：数値 / for=定点観測 / occasion=ワクチン接種：２回目：X日目の夜=&gt;カウント、中止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PHOTO 記録 / @自室 / what=体温計：数値 / for=定点観測 / occasion=ワクチン接種：２回目：X日目の夜=&gt;カウント、中止">
            <text:p>:PHOTO 記録 / @自室 / what=体温計：数値 / for=定点観測 / occasion=ワクチン接種：２回目：X日目の夜=&gt;カウント、中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5_10-05-05_000.jpg</text:p>
          </table:table-cell>
          <table:table-cell table:style-name="ce11" office:value-type="string">
            <text:p>:m 1-3*3 / math / topic=２次式と平方式 / content=二次式を平方式に変換できるための条件 / status=~ / other=validation,id=UZMB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1-3*3 / math / topic=２次式と平方式 / content=二次式を平方式に変換できるための条件 / status=~ / other=validation,id=UZMB">
            <text:p>:m 1-3*3 / math / topic=２次式と平方式 / content=二次式を平方式に変換できるための条件 / status=~ / other=validation,id=UZMB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05_12-56-43_000.jpg</text:p>
          </table:table-cell>
          <table:table-cell table:style-name="ce4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5_14-15-41_000.jpg</text:p>
          </table:table-cell>
          <table:table-cell table:style-name="ce11" office:value-type="string">
            <text:p>:m 1*1 RES / free# S87DP9 記事読み / id=~(browser=tor) / media=litera? / theme=高市議員：不正資金疑惑,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1*1 RES / free# S87DP9 記事読み / id=~(browser=tor) / media=litera? / theme=高市議員：不正資金疑惑,other=~">
            <text:p>:m 1*1 RES / free# S87DP9 記事読み / id=~(browser=tor) / media=litera? / theme=高市議員：不正資金疑惑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10-05_16-40-51_000.jpg</text:p>
          </table:table-cell>
          <table:table-cell table:style-name="ce11" office:value-type="string">
            <text:p>:m RES 1*3 / free# JVEMV6 68#_113:2 / 68. theoretical-physics(tp) / w=~,topics=フーリエ級数,other=orig+;,s=~,i=~,doc=6-1~1#3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*3 / free# JVEMV6 68#_113:2 / 68. theoretical-physics(tp) / w=~,topics=フーリエ級数,other=orig+;,s=~,i=~,doc=6-1~1#3">
            <text:p>:m RES 1*3 / free# JVEMV6 68#_113:2 / 68. theoretical-physics(tp) / w=~,topics=フーリエ級数,other=orig+;,s=~,i=~,doc=6-1~1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05_16-41-09_000.jpg</text:p>
          </table:table-cell>
          <table:table-cell table:style-name="ce18" office:value-type="string">
            <text:p>:m RES 2*3 / free# JVEMV6 68#_113:2 / 68. theoretical-physics(tp) / w=~,topics=フーリエ級数,other=q+;,s=~,i=~,doc=6-1~1#3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2*3 / free# JVEMV6 68#_113:2 / 68. theoretical-physics(tp) / w=~,topics=フーリエ級数,other=q+;,s=~,i=~,doc=6-1~1#3">
            <text:p>:m RES 2*3 / free# JVEMV6 68#_113:2 / 68. theoretical-physics(tp) / w=~,topics=フーリエ級数,other=q+;,s=~,i=~,doc=6-1~1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05_16-41-40_000.jpg</text:p>
          </table:table-cell>
          <table:table-cell table:style-name="ce19" office:value-type="string">
            <text:p>:m RES 3*3 / free# JVEMV6 68#_113:2 / 68. theoretical-physics(tp) / w=~,topics=フーリエ級数,other=q+:奇数同士の積。奇数か,s=~,i=~,doc=6-1~1#3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3*3 / free# JVEMV6 68#_113:2 / 68. theoretical-physics(tp) / w=~,topics=フーリエ級数,other=q+:奇数同士の積。奇数か,s=~,i=~,doc=6-1~1#3">
            <text:p>:m RES 3*3 / free# JVEMV6 68#_113:2 / 68. theoretical-physics(tp) / w=~,topics=フーリエ級数,other=q+:奇数同士の積。奇数か,s=~,i=~,doc=6-1~1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05_16-43-04_000.jpg</text:p>
          </table:table-cell>
          <table:table-cell table:style-name="ce19" office:value-type="string">
            <text:p>:m #*# / math / topic=sinのグラフ / content=sinの積分の値。内接する三角形の面積。比率 / status=~ / other=~,id=NT9S:1</text:p>
          </table:table-cell>
          <table:table-cell table:style-name="ce11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#*# / math / topic=sinのグラフ / content=sinの積分の値。内接する三角形の面積。比率 / status=~ / other=~,id=NT9S:1">
            <text:p>:m #*# / math / topic=sinのグラフ / content=sinの積分の値。内接する三角形の面積。比率 / status=~ / other=~,id=NT9S: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05_17-42-55_000.jpg</text:p>
          </table:table-cell>
          <table:table-cell table:style-name="ce19" office:value-type="string">
            <text:p>:m / 1*1 / guitar / session-memo / s.1:content=~,key=Ef,R=1,pieces=~,genr=pattern-atom,notes=pitch:1-2f-7f-5`</text:p>
          </table:table-cell>
          <table:table-cell table:style-name="ce11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/ 1*1 / guitar / session-memo / s.1:content=~,key=Ef,R=1,pieces=~,genr=pattern-atom,notes=pitch:1-2f-7f-5`">
            <text:p>:m / 1*1 / guitar / session-memo / s.1:content=~,key=Ef,R=1,pieces=~,genr=pattern-atom,notes=pitch:1-2f-7f-5`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05_21-08-04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05_21-12-34_000.jpg</text:p>
          </table:table-cell>
          <table:table-cell table:style-name="ce19" office:value-type="string">
            <text:p>:PHOTO 記録 / @自室 / what=体温計：数値 / for=定点観測 / occasion=ワクチン接種：２回目：X日目の夜=&gt;カウント、中止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PHOTO 記録 / @自室 / what=体温計：数値 / for=定点観測 / occasion=ワクチン接種：２回目：X日目の夜=&gt;カウント、中止">
            <text:p>:PHOTO 記録 / @自室 / what=体温計：数値 / for=定点観測 / occasion=ワクチン接種：２回目：X日目の夜=&gt;カウント、中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05_23-58-56_000.jpg</text:p>
          </table:table-cell>
          <table:table-cell table:style-name="ce19" office:value-type="string">
            <text:p>:PHOTO 記録 / @自室 / what=体温計：数値 / for=定点観測 / occasion=ワクチン接種：２回目：X日目の夜=&gt;カウント、中止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PHOTO 記録 / @自室 / what=体温計：数値 / for=定点観測 / occasion=ワクチン接種：２回目：X日目の夜=&gt;カウント、中止">
            <text:p>:PHOTO 記録 / @自室 / what=体温計：数値 / for=定点観測 / occasion=ワクチン接種：２回目：X日目の夜=&gt;カウント、中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06_00-23-38_000.jpg</text:p>
          </table:table-cell>
          <table:table-cell table:style-name="ce19" office:value-type="string">
            <text:p>:m :? #*# / topic=math / content=①三角関数以外で、xの次数が１、かつ、無限回、微分可能な関数。存在するか。②(f^(n)(x)/f^(n+1)(x)=q):qは、どんな形がありうるか？③フーリエ級数の、係数の一つ、a_n:積分の部分の値。Π^2になるばあい。あるか？ / status=~ / other=~,id=~ || :m #*# / math / topic=sinのグラフ：図形 / content=sinの１周期の部分。前半。を囲む四角形。面積は、Π。半径１の円の、面積。と、同じ / status=~ / other=~,id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:? #*# / topic=math / content=①三角関数以外で、xの次数が１、かつ、無限回、微分可能な関数。存在するか。②(f^(n)(x)/f^(n+1)(x)=q):qは、どんな形がありうるか？③フーリエ級数の、係数の一つ、a_n:積分の部分の値。Π^2になるばあい。あるか？ / status=~ / other=~,id=~ || :m #*# / math / topic=sinのグラフ：図形 / content=sinの１周期の部分。前半。を囲む四角形。面積は、Π。半径１の円の、面積。と、同じ / status=~ / other=~,id=~">
            <text:p>:m :? #*# / topic=math / content=①三角関数以外で、xの次数が１、かつ、無限回、微分可能な関数。存在するか。②(f^(n)(x)/f^(n+1)(x)=q):qは、どんな形がありうるか？③フーリエ級数の、係数の一つ、a_n:積分の部分の値。Π^2になるばあい。あるか？ / status=~ / other=~,id=~ || :m #*# / math / topic=sinのグラフ：図形 / content=sinの１周期の部分。前半。を囲む四角形。面積は、Π。半径１の円の、面積。と、同じ / status=~ / 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06_01-51-25_000.jpg</text:p>
          </table:table-cell>
          <table:table-cell table:style-name="ce19" office:value-type="string">
            <text:p>:m other / log / 寝る前　ウェブ閲覧　記録　（for オナニー） / 未了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06_01-51-30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06_07-26-15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5_11-18-08_000.mp4</text:p>
          </table:table-cell>
          <table:table-cell table:style-name="ce19" office:value-type="string">
            <text:p>:VIDEO / @自室 / 記録 / guitar / 演奏、play / key=D,R=~,genr=~,type=code-progre,other=tune:hira,memo+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VIDEO / @自室 / 記録 / guitar / 演奏、play / key=D,R=~,genr=~,type=code-progre,other=tune:hira,memo+">
            <text:p>:VIDEO / @自室 / 記録 / guitar / 演奏、play / key=D,R=~,genr=~,type=code-progre,other=tune:hira,memo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m RES 1*2 / free# JVEMV6 68#_108:1_id=9IP4:1 / 68. theoretical-physics(tp) / w=階乗：割り算；,topics=階数の性質,other=q+:id=A3CC:a!+b!=c!;q+:二項定理：係数の積と商、関係,s=~,i=~,doc=~ / N+:(1)id=A3CC:re;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6">2021/10/06</text:date>, <text:time>09:34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06T09:34:53.49</dc:date>
    <dc:creator>iwabuchi ken</dc:creator>
    <meta:editing-duration>P38DT4H58M26S</meta:editing-duration>
    <meta:editing-cycles>13496</meta:editing-cycles>
    <meta:document-statistic meta:table-count="1" meta:cell-count="450" meta:object-count="0"/>
  </office:meta>
</office:document-meta>
</file>